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10 Pitch" svg:font-family="'Courier 10 Pitch'"/>
    <style:font-face style:name="HXVYRX+TTE1B646A0t00" svg:font-family="HXVYRX+TTE1B646A0t00"/>
    <style:font-face style:name="Lucidasans1" svg:font-family="Lucidasans"/>
    <style:font-face style:name="Albany AMT1" svg:font-family="'Albany AMT', Arial" style:font-pitch="variable"/>
    <style:font-face style:name="DejaVu Sans" svg:font-family="'DejaVu Sans'" style:font-pitch="variable"/>
    <style:font-face style:name="Lucidasans" svg:font-family="Lucidasans"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Courier 10 Pitch1" svg:font-family="'Courier 10 Pitch'" style:font-family-generic="swiss" style:font-pitch="variable"/>
    <style:font-face style:name="Arial" svg:font-family="Aria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1pt" fo:font-weight="normal" style:font-name-asian="HXVYRX+TTE1B646A0t00" style:font-size-asian="11pt" style:font-weight-asian="normal" style:font-name-complex="HXVYRX+TTE1B646A0t00" style:font-size-complex="11pt" style:font-weight-complex="normal"/>
    </style:style>
    <style:style style:name="P4" style:family="paragraph" style:parent-style-name="Standard">
      <style:paragraph-properties fo:text-align="start" style:justify-single-word="false"/>
      <style:text-properties style:font-name="Courier 10 Pitch1" fo:font-size="11pt" fo:font-weight="normal" style:font-name-asian="HXVYRX+TTE1B646A0t00" style:font-size-asian="11pt" style:font-weight-asian="normal" style:font-name-complex="HXVYRX+TTE1B646A0t00" style:font-size-complex="11pt" style:font-weight-complex="normal"/>
    </style:style>
    <style:style style:name="P5" style:family="paragraph" style:parent-style-name="Standard">
      <style:paragraph-properties fo:text-align="start" style:justify-single-word="false"/>
      <style:text-properties fo:font-size="12pt" fo:font-weight="normal" style:font-name-asian="HXVYRX+TTE1B646A0t00" style:font-size-asian="12pt" style:font-weight-asian="normal" style:font-name-complex="HXVYRX+TTE1B646A0t00" style:font-size-complex="12pt" style:font-weight-complex="normal"/>
    </style:style>
    <style:style style:name="P6"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style:font-name="Courier 10 Pitch" fo:font-size="11pt" fo:font-weight="normal" style:font-name-asian="HXVYRX+TTE1B646A0t00" style:font-size-asian="11pt" style:font-weight-asian="normal" style:font-name-complex="HXVYRX+TTE1B646A0t00" style:font-size-complex="11pt" style:font-weight-complex="normal"/>
    </style:style>
    <style:style style:name="P11" style:family="paragraph" style:parent-style-name="Standard">
      <style:paragraph-properties fo:text-align="start" style:justify-single-word="false"/>
      <style:text-properties style:font-name="Courier 10 Pitch" fo:font-size="12pt" fo:font-weight="normal" style:font-name-asian="HXVYRX+TTE1B646A0t00" style:font-size-asian="12pt" style:font-weight-asian="normal" style:font-name-complex="HXVYRX+TTE1B646A0t00"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bold" style:font-name-asian="HXVYRX+TTE1B646A0t00" style:font-size-asian="12pt" style:font-weight-asian="bold" style:font-name-complex="HXVYRX+TTE1B646A0t00" style:font-size-complex="12pt" style:font-weight-complex="bold"/>
    </style:style>
    <style:style style:name="P13" style:family="paragraph" style:parent-style-name="Standard">
      <style:paragraph-properties fo:text-align="start" style:justify-single-word="false"/>
      <style:text-properties style:font-name="Courier 10 Pitch1" fo:font-size="11pt" fo:font-weight="normal" style:font-name-asian="HXVYRX+TTE1B646A0t00" style:font-size-asian="11pt" style:font-weight-asian="normal" style:font-name-complex="HXVYRX+TTE1B646A0t00" style:font-size-complex="11pt" style:font-weight-complex="normal"/>
    </style:style>
    <style:style style:name="P14" style:family="paragraph" style:parent-style-name="Standard">
      <style:paragraph-properties fo:text-align="start" style:justify-single-word="false"/>
      <style:text-properties fo:font-size="11pt" fo:font-weight="normal" style:font-name-asian="HXVYRX+TTE1B646A0t00" style:font-size-asian="11pt" style:font-weight-asian="normal" style:font-name-complex="HXVYRX+TTE1B646A0t00" style:font-size-complex="11pt" style:font-weight-complex="normal"/>
    </style:style>
    <style:style style:name="P15" style:family="paragraph" style:parent-style-name="Standard">
      <style:paragraph-properties fo:text-align="start" style:justify-single-word="false"/>
      <style:text-properties fo:font-size="12pt" fo:font-weight="normal" style:font-name-asian="HXVYRX+TTE1B646A0t00" style:font-size-asian="12pt" style:font-weight-asian="normal" style:font-name-complex="HXVYRX+TTE1B646A0t00" style:font-size-complex="12pt" style:font-weight-complex="normal"/>
    </style:style>
    <style:style style:name="T1" style:family="text">
      <style:text-properties style:font-name="Courier 10 Pitch" fo:font-size="11pt" fo:font-weight="normal" style:font-name-asian="HXVYRX+TTE1B646A0t00" style:font-size-asian="11pt" style:font-weight-asian="normal" style:font-name-complex="HXVYRX+TTE1B646A0t00" style:font-size-complex="11pt" style:font-weight-complex="normal"/>
    </style:style>
    <style:style style:name="T2" style:family="text">
      <style:text-properties fo:font-size="12pt" fo:font-weight="normal" style:font-name-asian="HXVYRX+TTE1B646A0t00" style:font-size-asian="12pt" style:font-weight-asian="normal" style:font-name-complex="HXVYRX+TTE1B646A0t00"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ivendell / ANDO PAD Interface</text:p>
      <text:p text:style-name="P2"/>
      <text:p text:style-name="P2">Program Associated Data (PAD) updates shall be sent from Rivendell to the ANDO spot insertion system by means of UDP data packets to UDP port 7631 (currently unassigned by the IANA), sent every time the play state of RDAirPlay changes. <text:s/>Update packets shall have one of the following formats:</text:p>
      <text:p text:style-name="P2"/>
      <text:p text:style-name="P9">Standard Format</text:p>
      <text:p text:style-name="P4">^&lt;artist&gt;~&lt;song&gt;~&lt;duration&gt;~&lt;category&gt;~&lt;album&gt;~&lt;cart&gt;|</text:p>
      <text:p text:style-name="P3"/>
      <text:p text:style-name="P5">where:</text:p>
      <text:p text:style-name="P3"/>
      <text:p text:style-name="P1"><text:span text:style-name="T1">&lt;artist&gt;<text:tab/><text:tab/></text:span><text:span text:style-name="T2">String field. <text:s/>The content of the 'Artist' field from Rivendell</text:span></text:p>
      <text:p text:style-name="P1"><text:span text:style-name="T1">&lt;song&gt;<text:tab/><text:tab/></text:span><text:span text:style-name="T2">String field. <text:s/>The content of the 'Title' field from Rivendell</text:span></text:p>
      <text:p text:style-name="P1"><text:span text:style-name="T1">&lt;duration&gt; <text:tab/></text:span><text:span text:style-name="T2">String field. <text:s/>The predicted length of the event, in 'broken-down' time format</text:span></text:p>
      <text:p text:style-name="P5"><text:tab/><text:tab/><text:tab/>(MM:SS). <text:s/>If no predicted length is available (e.g. with a live segment), this field <text:tab/><text:tab/><text:tab/>shall be '00:00'.</text:p>
      <text:p text:style-name="P1"><text:span text:style-name="T1">&lt;category&gt;<text:tab/><text:tab/></text:span><text:span text:style-name="T2">String field. <text:s/>The content of the 'Group' field from Rivendell</text:span></text:p>
      <text:p text:style-name="P1"><text:span text:style-name="T1">&lt;album&gt;<text:tab/><text:tab/></text:span><text:span text:style-name="T2">String field. <text:s/>The content of the 'Album' field from Rivendell</text:span></text:p>
      <text:p text:style-name="P1"><text:span text:style-name="T1">&lt;cart&gt; <text:tab/><text:tab/></text:span><text:span text:style-name="T2">Numeric field. <text:s/>The Rivendell cart number (six digits). <text:s/>For live segments, this</text:span></text:p>
      <text:p text:style-name="P5"><text:tab/><text:tab/><text:tab/>shall be '0'.</text:p>
      <text:p text:style-name="P10"/>
      <text:p text:style-name="P10"/>
      <text:p text:style-name="P12">Enhanced Format</text:p>
      <text:p text:style-name="P4">^&lt;artist&gt;~&lt;song&gt;~&lt;duration&gt;~&lt;category&gt;~&lt;cart&gt;~&lt;album&gt;~&lt;label&gt;|</text:p>
      <text:p text:style-name="P3"/>
      <text:p text:style-name="P5">where:</text:p>
      <text:p text:style-name="P3"/>
      <text:p text:style-name="P1"><text:span text:style-name="T1">&lt;artist&gt;<text:tab/><text:tab/></text:span><text:span text:style-name="T2">String field. <text:s/>The content of the 'Artist' field from Rivendell</text:span></text:p>
      <text:p text:style-name="P1"><text:span text:style-name="T1">&lt;song&gt;<text:tab/><text:tab/></text:span><text:span text:style-name="T2">String field. <text:s/>The content of the 'Title' field from Rivendell</text:span></text:p>
      <text:p text:style-name="P1"><text:span text:style-name="T1">&lt;duration&gt; <text:tab/></text:span><text:span text:style-name="T2">String field. <text:s/>The predicted length of the event, in 'broken-down' time format</text:span></text:p>
      <text:p text:style-name="P5"><text:tab/><text:tab/><text:tab/>(HH:MM:SS). <text:s/>If no predicted length is available (e.g. with a live segment), this field <text:tab/><text:tab/><text:tab/>shall be '00:00:00'.</text:p>
      <text:p text:style-name="P1"><text:span text:style-name="T1">&lt;category&gt;<text:tab/><text:tab/></text:span><text:span text:style-name="T2">String field. <text:s/>The content of the 'Group' field from Rivendell</text:span></text:p>
      <text:p text:style-name="P1"><text:span text:style-name="T1">&lt;cart&gt; <text:tab/><text:tab/></text:span><text:span text:style-name="T2">Numeric field. <text:s/>The Rivendell cart number (six digits). <text:s/>For live segments, this</text:span></text:p>
      <text:p text:style-name="P11"><text:tab/><text:tab/><text:tab/>shall be '0'.</text:p>
      <text:p text:style-name="P1"><text:span text:style-name="T1">&lt;album&gt;<text:tab/><text:tab/></text:span><text:span text:style-name="T2">String field. <text:s/>The content of the 'Album' field from Rivendell</text:span></text:p>
      <text:p text:style-name="P1"><text:span text:style-name="T1">&lt;label&gt;<text:tab/><text:tab/></text:span><text:span text:style-name="T2">String field. <text:s/>The content of the 'Label' field from Rivendell</text:span></text:p>
      <text:p text:style-name="P10"><text:span text:style-name="T2"/></text:p>
      <text:p text:style-name="P1"><text:span text:style-name="T2">Material eligible for spot replacement shall be sent with one or more particular values in the </text:span><text:span text:style-name="T1">&lt;category&gt;</text:span><text:span text:style-name="T2"> field; the specific list of values to look for will vary from site-to-site. <text:s/>Updates containing any other </text:span><text:span text:style-name="T1">&lt;category&gt;</text:span><text:span text:style-name="T2"> value should be treated as an 'end of break' indicator.</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HXVYRX+TTE1B646A0t00" svg:font-family="HXVYRX+TTE1B646A0t00"/>
    <style:font-face style:name="Lucidasans1" svg:font-family="Lucidasans"/>
    <style:font-face style:name="Albany AMT1" svg:font-family="'Albany AMT', Arial" style:font-pitch="variable"/>
    <style:font-face style:name="DejaVu Sans" svg:font-family="'DejaVu Sans'" style:font-pitch="variable"/>
    <style:font-face style:name="Lucidasans" svg:font-family="Lucidasans"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Courier 10 Pitch1" svg:font-family="'Courier 10 Pitch'"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Absatz-Standardschriftart" style:family="text"/>
    <style:style style:name="WW-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6T10:47:32</meta:creation-date>
    <dc:date>2010-11-08T14:44:19</dc:date>
    <meta:editing-cycles>4</meta:editing-cycles>
    <meta:editing-duration>PT574H16M04S</meta:editing-duration>
    <meta:generator>OpenOffice.org/3.0$Unix OpenOffice.org_project/300m21$Build-9319</meta:generator>
    <meta:document-statistic meta:table-count="0" meta:image-count="0" meta:object-count="0" meta:page-count="1" meta:paragraph-count="26" meta:word-count="298" meta:character-count="2017"/>
  </office:meta>
</office:document-meta>
</file>